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, Verdana, Genev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84241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8d93a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9129c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rsid="0018d93a" officeooo:paragraph-rsid="0018d93a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rsid="0019129c" officeooo:paragraph-rsid="0019129c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rsid="001aaf6f" officeooo:paragraph-rsid="001aaf6f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rsid="001c5fdd" officeooo:paragraph-rsid="001c5fdd"/>
    </style:style>
    <style:style style:name="T1" style:family="text">
      <style:text-properties fo:font-variant="normal" fo:text-transform="none" fo:color="#333333" style:font-name="DejaVu Sans" fo:font-size="10.5pt" fo:letter-spacing="normal" fo:font-style="normal" fo:font-weight="bold"/>
    </style:style>
    <style:style style:name="T2" style:family="text">
      <style:text-properties fo:font-variant="normal" fo:text-transform="none" fo:color="#333333" style:font-name="DejaVu Sans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DejaVu Sans" fo:font-size="10.5pt" fo:letter-spacing="normal" fo:font-style="normal" fo:font-weight="normal" officeooo:rsid="00184241"/>
    </style:style>
    <style:style style:name="T4" style:family="text">
      <style:text-properties fo:font-variant="normal" fo:text-transform="none" fo:color="#333333" style:font-name="DejaVu Sans" fo:font-size="10.5pt" fo:letter-spacing="normal" fo:font-style="normal" fo:font-weight="normal" officeooo:rsid="0018d93a"/>
    </style:style>
    <style:style style:name="T5" style:family="text">
      <style:text-properties fo:font-variant="normal" fo:text-transform="none" fo:color="#333333" fo:letter-spacing="normal"/>
    </style:style>
    <style:style style:name="T6" style:family="text">
      <style:text-properties fo:font-variant="normal" fo:text-transform="none" fo:color="#0c5b7a" style:font-name="DejaVu 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7" style:family="text">
      <style:text-properties officeooo:rsid="001c5f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Présentation de la Société</text:span></text:span><text:line-break/><text:span text:style-name="T2">La société AtelierLumière est un laboratoire photographique professionnel situé à Paris (14ème arrondissement) et créé en 2006. Composé d’une équipe de quatre personnes : Flippo Raverdi (dirigeant et photographe), Sophie Pierre (partie administrative), Jean-Marc Tomé et Bernard Guillaume (retouches et tirages). </text:span><text:line-break/><text:span text:style-name="T2">AtelierLumière est spécialisé dans le tirage photographique et la retouche pour les professionnels. (Tirages lors d’expositions, retouches pour des magazines...)</text:span><text:line-break/><text:span text:style-name="T2">Ses principales activités sont les suivantes :</text:span><text:line-break/><text:span text:style-name="T2">numérisation de tout support</text:span><text:line-break/><text:span text:style-name="T2">développement de fichiers RAW</text:span><text:line-break/><text:span text:style-name="T2">la retouche créative</text:span><text:line-break/><text:span text:style-name="T2">Le tirage jet d’encre d’exposition et l’épreuvage.</text:span><text:line-break/><text:line-break/><text:span text:style-name="T2">La société AtelierLumière véhicule son image autour de l’artisanal. En effet elle s’est fait une solide réputation chez les photographes auteurs comme chez les professionnels de la mode.</text:span><text:line-break/><text:span text:style-name="T2">Contexte</text:span><text:line-break/><text:span text:style-name="T2">Afin de diversifier son activité et faire profiter de son savoir-faire au plus grand nombre: la société AtelierLumière voudrait proposer la vente en ligne de photographies d’auteur.</text:span><text:line-break/><text:span text:style-name="T2">La vente en ligne de photographies est déjà assurée par d’autres concurrents comme : Fotolia (</text:span><text:span text:style-name="T6">http://fr.fotolia.com)</text:span><text:span text:style-name="T5"> </text:span><text:span text:style-name="T2">, DarqRoom (</text:span><text:span text:style-name="T6">http://www.darqroom.com)</text:span><text:span text:style-name="T2">, etc.</text:span><text:line-break/><text:span text:style-name="T2">Il sera donc important de se démarquer de ces concurrents en se basant sur la notoriété de le société et son expérience mais aussi en axant sur l’aspect photo d’art !</text:span><text:line-break/><text:span text:style-name="T2">Expression fonctionnelle du besoin</text:span><text:line-break/><text:line-break/><text:span text:style-name="Strong_20_Emphasis"><text:span text:style-name="T1">Objectifs :</text:span></text:span><text:line-break/><text:span text:style-name="T2">Vente et achat de photographies.</text:span><text:line-break/><text:span text:style-name="T2">Attirer de nouveaux clients. Augmenter le CA et les bénéfices. </text:span><text:line-break/><text:span text:style-name="T2">Cibles et caractéristiques</text:span><text:line-break/><text:span text:style-name="T2">Vendeurs : photographes d’auteur (travaillant avec la société ou pas).</text:span><text:line-break/><text:span text:style-name="T2">Acheteur : magasine, journaux, industriels, particuliers, ...</text:span><text:line-break/><text:line-break/><text:span text:style-name="Strong_20_Emphasis"><text:span text:style-name="T1">Description du contenu</text:span></text:span><text:line-break/><text:span text:style-name="T2">Le site devra permettre de présenter les éléments informationnels suivants :</text:span><text:line-break/><text:span text:style-name="T2">enregistrement sur le site en tant que photographe ou client.</text:span><text:line-break/><text:span text:style-name="T2">catalogue des photos à vendre .</text:span><text:line-break/><text:span text:style-name="T2">Le photographe fixe le prix de vente en nombre de crédit. (minimum 2 crédits-maximum 100 crédits)</text:span><text:line-break/><text:span text:style-name="T2">L’achat se fait à partir de crédits que l’on doit acheter.  (1 crédit = 1 euros)</text:span><text:line-break/><text:line-break/><text:span text:style-name="Strong_20_Emphasis"><text:span text:style-name="T1">Planning et coût:</text:span></text:span><text:line-break/><text:span text:style-name="T2">-Catalogue Photographie:</text:span><text:line-break/><text:span text:style-name="T2">Temps: 3 heures</text:span><text:line-break/><text:span text:style-name="T2">Coût: 500€</text:span><text:line-break/><text:span text:style-name="T2">-Module d'achat de photo et de crédits: </text:span><text:line-break/><text:span text:style-name="T2">Temps: 6 heures</text:span><text:line-break/><text:span text:style-name="T2">Coût: 600€</text:span></text:p>
      <text:p text:style-name="P1"><text:span text:style-name="T3">-Formulaire d’inscription :</text:span></text:p>
      <text:p text:style-name="P1"><text:span text:style-name="T3">Temps:3</text:span></text:p>
      <text:p text:style-name="P1"><text:span text:style-name="T3">coûts:500€</text:span></text:p>
      <text:p text:style-name="P1"><text:span text:style-name="T3">-Connexion/déconnexion:</text:span></text:p>
      <text:p text:style-name="P1"><text:span text:style-name="T3">Temps:2</text:span></text:p>
      <text:p text:style-name="P1"><text:span text:style-name="T3">coûts:300€</text:span></text:p>
      <text:p text:style-name="P1"><text:span text:style-name="T3">-Session:</text:span></text:p>
      <text:p text:style-name="P1"><text:span text:style-name="T3">Temps:4</text:span></text:p>
      <text:p text:style-name="P1"><text:span text:style-name="T3">coûts:550€</text:span></text:p>
      <text:p text:style-name="P1"><text:span text:style-name="T3"/></text:p>
      <text:p text:style-name="P1"><text:span text:style-name="T3"/></text:p>
      <text:p text:style-name="P1"><text:soft-page-break/><text:span text:style-name="T3">-gestion de panier:</text:span></text:p>
      <text:p text:style-name="P1"><text:span text:style-name="T3">Temps:4.5</text:span></text:p>
      <text:p text:style-name="P1"><text:span text:style-name="T3">coûts:650€</text:span></text:p>
      <text:p text:style-name="P1"><text:span text:style-name="T3">-Gestion de compte</text:span></text:p>
      <text:p text:style-name="P2"><text:span text:style-name="T3">Temps:2.</text:span><text:span text:style-name="T4">5</text:span></text:p>
      <text:p text:style-name="P3"><text:span text:style-name="T4">Coûts :300</text:span><text:line-break/><text:line-break/><text:span text:style-name="T2">Exigences Fonctionnelles</text:span><text:line-break/><text:span text:style-name="T2">Principales composantes</text:span><text:line-break/><text:span text:style-name="T2">gestion des utilisateurs</text:span><text:line-break/><text:span text:style-name="T2">identification des utilisateurs</text:span><text:line-break/><text:span text:style-name="T2">gestion de l’espace client</text:span><text:line-break/><text:span text:style-name="T2">gestion de l’espace photographe</text:span><text:line-break/><text:span text:style-name="T2">gestion des commandes</text:span><text:line-break/><text:span text:style-name="T2">gestion des paiements</text:span><text:line-break/><text:span text:style-name="T2">gestion du catalogue</text:span><text:line-break/><text:span text:style-name="T2">moteur de recherche</text:span><text:line-break/><text:span text:style-name="T5"> </text:span><text:line-break/><text:span text:style-name="T2">Fonctionnalités en «front office»</text:span><text:line-break/><text:line-break/><text:span text:style-name="T2">*Les principales fonctionnalités d'un site e-commerce </text:span><text:line-break/><text:span text:style-name="T2">*Le site doit permettre d'accéder aux fonctionnalités suivantes :</text:span><text:line-break/><text:line-break/><text:span text:style-name="T2">*</text:span><text:span text:style-name="Strong_20_Emphasis"><text:span text:style-name="T1">Identification :</text:span></text:span><text:line-break/><text:span text:style-name="T5"> </text:span><text:span text:style-name="T2">Gestion avec mots de passe cryptés.</text:span><text:line-break/><text:span text:style-name="T5"> </text:span><text:span text:style-name="T2">Gérer l'identification des utilisateurs (photographes, clients).</text:span></text:p>
      <text:p text:style-name="P3"><text:line-break/><text:line-break/><text:span text:style-name="T2">*</text:span><text:span text:style-name="Strong_20_Emphasis"><text:span text:style-name="T1">Catalogue des photos :</text:span></text:span><text:line-break/><text:span text:style-name="T5"> </text:span><text:span text:style-name="T2">Affichage et l’ensemble des photos et des caractéristiques de chaque photo dans un organisation fonctionnelle. </text:span><text:line-break/><text:span text:style-name="T2">Nom de la photo Catégorie de la photo Taille  et/ou sous catégorie et le prix. Les photos doivent avoir une résolution d’au moins 2400 x 1600 pixels.</text:span><text:line-break/><text:span text:style-name="T2">Les images doivent être au format JPEG.</text:span><text:line-break/><text:span text:style-name="T2">Le poids maximum du fichier ne doit pas dépasser 30 MB.</text:span><text:line-break/><text:span text:style-name="T5"> </text:span><text:span text:style-name="T2">Un photographe ne peut pas acheter de photographies.  </text:span><text:line-break/><text:span text:style-name="T2">.</text:span><text:line-break/></text:p>
      <text:p text:style-name="P4">Panier :</text:p>
      <text:p text:style-name="P4">Ajouter des photographies</text:p>
      <text:p text:style-name="P4">Retirer des photographies</text:p>
      <text:p text:style-name="P5">Photo visibles</text:p>
      <text:p text:style-name="P5">Prix,photographe,titre visibles</text:p>
      <text:p text:style-name="P6">Acheter les photographies</text:p>
      <text:p text:style-name="P6">Nombre d’objets affiché</text:p>
      <text:p text:style-name="P6"/>
      <text:p text:style-name="P6">Achat de photographies :</text:p>
      <text:p text:style-name="P6">Paye les photographes</text:p>
      <text:p text:style-name="P6">Donne un accès à l’acheteur à des photo sans filigranes</text:p>
      <text:p text:style-name="P6">Photo achetable une seule fois</text:p>
      <text:p text:style-name="P6">Le site prend 1/2 du prix de la photo</text:p>
      <text:p text:style-name="P6"/>
      <text:p text:style-name="P7">Gestion de compte :</text:p>
      <text:p text:style-name="P7">Modifier Email</text:p>
      <text:p text:style-name="P4">M<text:span text:style-name="T7">odifier Nom et Prénom</text:span></text:p>
      <text:p text:style-name="P4"><text:soft-page-break/></text:p>
      <text:p text:style-name="P2"><text:line-break/><text:span text:style-name="T2">Fonctionnalités en «back office»</text:span><text:line-break/><text:span text:style-name="T2">Gestion des utilisateurs :</text:span><text:line-break/><text:span text:style-name="T2">L'administrateur doit pouvoir ajouter, modifier, supprimer les utilisateurs</text:span><text:line-break/><text:span text:style-name="T2">Gestion du catalogue : on doit pourvoir ajouter, modifier, supprimer des photos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, Verdana, Genev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02:45:14.293000000</meta:creation-date>
    <dc:date>2018-11-15T03:27:35.804000000</dc:date>
    <meta:editing-duration>PT10M19S</meta:editing-duration>
    <meta:editing-cycles>2</meta:editing-cycles>
    <meta:generator>LibreOffice/5.3.7.2$Windows_X86_64 LibreOffice_project/6b8ed514a9f8b44d37a1b96673cbbdd077e24059</meta:generator>
    <meta:document-statistic meta:table-count="0" meta:image-count="0" meta:object-count="0" meta:page-count="3" meta:paragraph-count="33" meta:word-count="567" meta:character-count="3954" meta:non-whitespace-character-count="3393"/>
  </office:meta>
</office:document-meta>
</file>